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n progress</text:p>
          </table:table-cell>
          <table:table-cell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in prgress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8:43:05.851938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11T18:43:17.502252721</dc:date>
    <meta:editing-duration>P5DT19H51M10S</meta:editing-duration>
    <meta:editing-cycles>47</meta:editing-cycles>
    <meta:generator>LibreOffice/5.4.5.1$Linux_X86_64 LibreOffice_project/40m0$Build-1</meta:generator>
    <meta:document-statistic meta:table-count="6" meta:cell-count="512" meta:object-count="0"/>
  </office:meta>
</office:document-meta>
</file>